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3942d"/>
    </style:style>
    <style:style style:name="P2" style:family="paragraph" style:parent-style-name="Preformatted_20_Text">
      <style:paragraph-properties fo:orphans="1" style:writing-mode="lr-tb"/>
      <style:text-properties officeooo:paragraph-rsid="0013942d"/>
    </style:style>
    <style:style style:name="P3" style:family="paragraph" style:parent-style-name="Preformatted_20_Text">
      <style:paragraph-properties fo:orphans="1"/>
      <style:text-properties officeooo:paragraph-rsid="0013942d"/>
    </style:style>
    <style:style style:name="P4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3942d"/>
    </style:style>
    <style:style style:name="P5" style:family="paragraph" style:parent-style-name="Preformatted_20_Text">
      <style:paragraph-properties fo:margin-top="0in" fo:margin-bottom="0.1965in" style:contextual-spacing="false" fo:orphans="1"/>
      <style:text-properties officeooo:paragraph-rsid="0013942d"/>
    </style:style>
    <style:style style:name="P6" style:family="paragraph" style:parent-style-name="Standard">
      <style:paragraph-properties fo:orphans="1"/>
      <style:text-properties officeooo:paragraph-rsid="0013942d"/>
    </style:style>
    <style:style style:name="P7" style:family="paragraph" style:parent-style-name="Text_20_body">
      <style:paragraph-properties fo:orphans="1"/>
      <style:text-properties officeooo:paragraph-rsid="00139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6: Refining NP-Hard Problem Collapse Conditions Under COM Structuring</text:span></text:p>
      <text:p text:style-name="P2"/>
      <text:p text:style-name="P2"><text:span text:style-name="Source_20_Text"># Define a function to analyze structured collapse conditions in NP-hard problems</text:span></text:p>
      <text:p text:style-name="P2"><text:span text:style-name="Source_20_Text">def np_hard_collapse_condition(n, problem_type="Integer Factorization", alpha=0.35, beta=0.2, gamma=0.12, delta=0.1):</text:span></text:p>
      <text:p text:style-name="P2"><text:span text:style-name="Source_20_Text"><text:s text:c="4"/>"""Models conditions where NP-hard problem complexity collapses under modular constraints."""</text:span></text:p>
      <text:p text:style-name="P2"><text:span text:style-name="Source_20_Text"><text:s text:c="4"/>base_complexity = np.exp(alpha * n) * np.cos(beta * n) + gamma * np.log1p(n)</text:span></text:p>
      <text:p text:style-name="P2"><text:span text:style-name="Source_20_Text"><text:s text:c="4"/>structured_modularity = 1 + delta * np.sin(n / 5) * np.cos(n / 3)</text:span></text:p>
      <text:p text:style-name="P2"><text:span text:style-name="Source_20_Text"><text:s text:c="4"/></text:span></text:p>
      <text:p text:style-name="P2"><text:span text:style-name="Source_20_Text"><text:s text:c="4"/>if problem_type == "Integer Factorization":</text:span></text:p>
      <text:p text:style-name="P2"><text:span text:style-name="Source_20_Text"><text:s text:c="8"/>return base_complexity * structured_modularity</text:span></text:p>
      <text:p text:style-name="P2"><text:span text:style-name="Source_20_Text"><text:s text:c="4"/>elif problem_type == "Knapsack Problem":</text:span></text:p>
      <text:p text:style-name="P2"><text:span text:style-name="Source_20_Text"><text:s text:c="8"/>return base_complexity * (structured_modularity + 0.1 * np.cos(n / 7))</text:span></text:p>
      <text:p text:style-name="P2"><text:span text:style-name="Source_20_Text"><text:s text:c="4"/>elif problem_type == "Hamiltonian Cycle":</text:span></text:p>
      <text:p text:style-name="P2"><text:span text:style-name="Source_20_Text"><text:s text:c="8"/>return base_complexity * (structured_modularity + 0.15 * np.sin(n / 6))</text:span></text:p>
      <text:p text:style-name="P2"><text:span text:style-name="Source_20_Text"><text:s text:c="4"/>else:</text:span></text:p>
      <text:p text:style-name="P2"><text:span text:style-name="Source_20_Text"><text:s text:c="8"/>return base_complexity <text:s/># Default case</text:span></text:p>
      <text:p text:style-name="P2"/>
      <text:p text:style-name="P2"><text:span text:style-name="Source_20_Text"># Generate collapse condition values for each NP-hard problem type</text:span></text:p>
      <text:p text:style-name="P2"><text:span text:style-name="Source_20_Text">np_hard_collapse_conditions = {ptype: [np_hard_collapse_condition(n, problem_type=ptype) for n in n_values_extended] for ptype in np_hard_problems}</text:span></text:p>
      <text:p text:style-name="P2"/>
      <text:p text:style-name="P2"><text:span text:style-name="Source_20_Text"># Plot NP-hard problem collapse conditions under COM structuring</text:span></text:p>
      <text:p text:style-name="P2"><text:span text:style-name="Source_20_Text">plt.figure(figsize=(10, 6))</text:span></text:p>
      <text:p text:style-name="P2"/>
      <text:p text:style-name="P2"><text:span text:style-name="Source_20_Text">for problem_type, complexities in np_hard_collapse_conditions.items():</text:span></text:p>
      <text:p text:style-name="P2"><text:span text:style-name="Source_20_Text"><text:s text:c="4"/>plt.plot(n_values_extended, complexities, linestyle="--", label=f"{problem_type} Collapse Condition")</text:span></text:p>
      <text:p text:style-name="P3">83909,</text:p>
      <text:p text:style-name="P3"><text:s text:c="2"/>-666.1595817538066,</text:p>
      <text:p text:style-name="P3"><text:s text:c="2"/>-712.4640061042899,</text:p>
      <text:p text:style-name="P3"><text:s text:c="2"/>-646.2121272480952,</text:p>
      <text:p text:style-name="P3"><text:s text:c="2"/>-344.58501058249595,</text:p>
      <text:p text:style-name="P2"><text:span text:style-name="Source_20_Text">plt.xlabel("Problem Size (n)")</text:span></text:p>
      <text:p text:style-name="P2"><text:span text:style-name="Source_20_Text">plt.ylabel("Complexity Collapse Behavior")</text:span></text:p>
      <text:p text:style-name="P2"><text:span text:style-name="Source_20_Text">plt.title("NP-Hard Problems Collapse Conditions Under COM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collapse conditions for NP-hard problems</text:span></text:p>
      <text:p text:style-name="P4"><text:span text:style-name="Source_20_Text">np_hard_collapse_conditions</text:span></text:p>
      <text:p text:style-name="P7">Result</text:p>
      <text:p text:style-name="P3">{'Integer Factorization': [1.5016295419168448,</text:p>
      <text:p text:style-name="P3"><text:s text:c="2"/>2.0474209257469096,</text:p>
      <text:p text:style-name="P3"><text:s text:c="2"/>2.601904902032459,</text:p>
      <text:p text:style-name="P3"><text:s text:c="2"/>3.0693531008594426,</text:p>
      <text:p text:style-name="P3"><text:s text:c="2"/>3.2974599779734635,</text:p>
      <text:p text:style-name="P3"><text:s text:c="2"/>3.0687550052099195,</text:p>
      <text:p text:style-name="P3"><text:s text:c="2"/>2.0681105392765784,</text:p>
      <text:p text:style-name="P3"><text:s text:c="2"/>-0.19726238099958016,</text:p>
      <text:p text:style-name="P3"><text:s text:c="2"/>-4.541164596955692,</text:p>
      <text:p text:style-name="P3"><text:s text:c="2"/>-12.288699784306289,</text:p>
      <text:p text:style-name="P3"><text:s text:c="2"/>-25.443417165088363,</text:p>
      <text:p text:style-name="P3"><text:s text:c="2"/>-46.708781293646005,</text:p>
      <text:p text:style-name="P3"><text:s text:c="2"/>-79.23195581620186,</text:p>
      <text:p text:style-name="P3"><text:soft-page-break/><text:s text:c="2"/>-126.0126294916682,</text:p>
      <text:p text:style-name="P3"><text:s text:c="2"/>-189.080343792327,</text:p>
      <text:p text:style-name="P3"><text:s text:c="2"/>-268.70957521977493,</text:p>
      <text:p text:style-name="P3"><text:s text:c="2"/>-362.9370045203419,</text:p>
      <text:p text:style-name="P3"><text:s text:c="2"/>-467.26140120030766,</text:p>
      <text:p text:style-name="P3"><text:s text:c="2"/>-573.5572891</text:p>
      <text:p text:style-name="P3"><text:s text:c="2"/>395.1455763264489,</text:p>
      <text:p text:style-name="P3"><text:s text:c="2"/>1869.6809191727218,</text:p>
      <text:p text:style-name="P3"><text:s text:c="2"/>4465.282618215772,</text:p>
      <text:p text:style-name="P3"><text:s text:c="2"/>8634.112901762948,</text:p>
      <text:p text:style-name="P3"><text:s text:c="2"/>14866.009838364373,</text:p>
      <text:p text:style-name="P3"><text:s text:c="2"/>23684.050105462673],</text:p>
      <text:p text:style-name="P3"><text:s/>'Knapsack Problem': [1.6475238927211873,</text:p>
      <text:p text:style-name="P6">2.2380295279001374,</text:p>
      <text:p text:style-name="P3"><text:s text:c="2"/>2.831557663768251,</text:p>
      <text:p text:style-name="P3"><text:s text:c="2"/>3.323241020848716,</text:p>
      <text:p text:style-name="P3"><text:s text:c="2"/>3.548626418356424,</text:p>
      <text:p text:style-name="P3"><text:s text:c="2"/>3.277741588888372,</text:p>
      <text:p text:style-name="P3"><text:s text:c="2"/>2.1880128691847114,</text:p>
      <text:p text:style-name="P3"><text:s text:c="2"/>-0.20624742826539552,</text:p>
      <text:p text:style-name="P3"><text:s text:c="2"/>-4.682505255254427,</text:p>
      <text:p text:style-name="P3"><text:s text:c="2"/>-12.479959552435005,</text:p>
      <text:p text:style-name="P3"><text:s text:c="2"/>-25.44168751576681,</text:p>
      <text:p text:style-name="P3"><text:s text:c="2"/>-46.01000557250636,</text:p>
      <text:p text:style-name="P3"><text:s text:c="2"/>-76.95053399304143,</text:p>
      <text:p text:style-name="P3"><text:s text:c="2"/>-120.76061236436169,</text:p>
      <text:p text:style-name="P3"><text:s text:c="2"/>-178.88499107012277,</text:p>
      <text:p text:style-name="P3"><text:s text:c="2"/>-251.0341423435929,</text:p>
      <text:p text:style-name="P3"><text:s text:c="2"/>-334.9002942638595,</text:p>
      <text:p text:style-name="P3"><text:s text:c="2"/>-426.18128249085055,</text:p>
      <text:p text:style-name="P3"><text:s text:c="2"/>-517.9612853517891,</text:p>
      <text:p text:style-name="P3"><text:s text:c="2"/>-597.3943249976452,</text:p>
      <text:p text:style-name="P3"><text:s text:c="2"/>-636.9700232737293,</text:p>
      <text:p text:style-name="P3"><text:s text:c="2"/>-578.3800147824502,</text:p>
      <text:p text:style-name="P3"><text:s text:c="2"/>-309.8408306938802,</text:p>
      <text:p text:style-name="P3"><text:s text:c="2"/>357.7884897149669,</text:p>
      <text:p text:style-name="P3"><text:s text:c="2"/>1706.9188519066959,</text:p>
      <text:p text:style-name="P3"><text:s text:c="2"/>4112.623681599905,</text:p>
      <text:p text:style-name="P3"><text:s text:c="2"/>8025.332021949795,</text:p>
      <text:p text:style-name="P3"><text:s text:c="2"/>13951.774108121228,</text:p>
      <text:p text:style-name="P3"><text:s text:c="2"/>22462.038547391716],</text:p>
      <text:p text:style-name="P3"><text:s/>'Hamiltonian Cycle': [1.5383081401142504,</text:p>
      <text:p text:style-name="P3"><text:s text:c="2"/>2.1449227799387534,</text:p>
      <text:p text:style-name="P3"><text:s text:c="2"/>2.7834784481712096,</text:p>
      <text:p text:style-name="P3"><text:s text:c="2"/>3.3493278429946587,</text:p>
      <text:p text:style-name="P3"><text:s text:c="2"/>3.6665383849411652,</text:p>
      <text:p text:style-name="P3"><text:s text:c="2"/>3.471725052110595,</text:p>
      <text:p text:style-name="P3"><text:s text:c="2"/>2.3741714075280775,</text:p>
      <text:p text:style-name="P3"><text:s text:c="2"/>-0.22882735909143198,</text:p>
      <text:p text:style-name="P3"><text:s text:c="2"/>-5.293130064412486,</text:p>
      <text:p text:style-name="P3"><text:s text:c="2"/>-14.30337709290718,</text:p>
      <text:p text:style-name="P3"><text:s text:c="2"/>-29.40639836964614,</text:p>
      <text:p text:style-name="P3"><text:s text:c="2"/>-53.37387971587606,</text:p>
      <text:p text:style-name="P3"><text:s text:c="2"/>-89.25981740290224,</text:p>
      <text:p text:style-name="P3"><text:s text:c="2"/>-139.70128131555276,</text:p>
      <text:p text:style-name="P3"><text:s text:c="2"/>-205.9865653082109,</text:p>
      <text:p text:style-name="P3"><text:s text:c="2"/>-287.2034145046955,</text:p>
      <text:p text:style-name="P3"><text:s text:c="2"/>-379.80600330232096,</text:p>
      <text:p text:style-name="P3"><text:s text:c="2"/>-477.5913034685067,</text:p>
      <text:p text:style-name="P3"><text:soft-page-break/><text:s text:c="2"/>-571.2599180183497,</text:p>
      <text:p text:style-name="P3"><text:s text:c="2"/>-645.6799500077274,</text:p>
      <text:p text:style-name="P3"><text:s text:c="2"/>-672.3394247674829,</text:p>
      <text:p text:style-name="P3"><text:s text:c="2"/>-595.2080647676217,</text:p>
      <text:p text:style-name="P3"><text:s text:c="2"/>-310.99288329683003,</text:p>
      <text:p text:style-name="P3"><text:s text:c="2"/>350.9293809104101,</text:p>
      <text:p text:style-name="P3"><text:s text:c="2"/>1640.1164361743176,</text:p>
      <text:p text:style-name="P3"><text:s text:c="2"/>3880.5470355549123,</text:p>
      <text:p text:style-name="P3"><text:s text:c="2"/>7451.372551679738,</text:p>
      <text:p text:style-name="P3"><text:s text:c="2"/>12770.188241636284,</text:p>
      <text:p text:style-name="P5"><text:s text:c="2"/>20309.607028260147]}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07:52.021831750</meta:creation-date>
    <dc:date>2025-02-09T13:09:21.570676410</dc:date>
    <meta:editing-duration>PT1M30S</meta:editing-duration>
    <meta:editing-cycles>1</meta:editing-cycles>
    <meta:document-statistic meta:table-count="0" meta:image-count="0" meta:object-count="0" meta:page-count="3" meta:paragraph-count="118" meta:word-count="278" meta:character-count="3572" meta:non-whitespace-character-count="3175"/>
    <meta:generator>LibreOffice/24.2.7.2$Linux_X86_64 LibreOffice_project/420$Build-2</meta:generator>
  </office:meta>
</office:document-meta>
</file>